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ahoma1" svg:font-family="Tahoma"/>
    <style:font-face style:name="Times new roman" svg:font-family="'Times new roman'" style:font-family-generic="roman"/>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style:font-name="Courier 10 Pitch"/>
    </style:style>
    <style:style style:name="P3" style:family="paragraph" style:parent-style-name="Standard">
      <style:text-properties style:font-name="Times new roman"/>
    </style:style>
    <style:style style:name="P4" style:family="paragraph" style:parent-style-name="Standard">
      <style:text-properties style:font-name="Times new roman" fo:font-weight="normal" style:font-weight-asian="normal" style:font-weight-complex="normal"/>
    </style:style>
    <style:style style:name="T1" style:family="text">
      <style:text-properties fo:color="#dc230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Little Bit Of Python 3</text:p>
      <text:p text:style-name="Standard"/>
      <text:p text:style-name="Standard">For the three code-club sessions before half-term we are going to learn a little bit about a programming language called <text:span text:style-name="T2">Python</text:span>. We will be using Python 3.</text:p>
      <text:p text:style-name="Standard"/>
      <text:p text:style-name="Standard">Everything about Python is free: you can download and use it for free, there are excellent manuals and examples and tutorials on the web, all accessible for free.</text:p>
      <text:p text:style-name="Standard"/>
      <text:p text:style-name="Standard">The first thing to know about Python is that it is not a "toy" language; it is used for real and <text:s/>important tasks, at companies like Google and YouTube and at places like CERN (the atom smashers) and NASA (those guys who went to the moon). So, if you enjoy this little introduction to Python, there is lots more to learn! If you enjoy it (and you get good enough!) you could get a job writing Python programs!</text:p>
      <text:p text:style-name="Standard"/>
      <text:p text:style-name="Standard">From the windows Start menu, click on Python (you may need to scroll down) and select <text:span text:style-name="T2">IDLE</text:span></text:p>
      <text:p text:style-name="Standard"/>
      <text:p text:style-name="Standard">This window is called the<text:span text:style-name="T2"> "Python Shell</text:span>" (there, it says so at the top of the window). The "<text:span text:style-name="T3">&gt;&gt;&gt;</text:span>" is called the "<text:span text:style-name="T2">prompt</text:span>" – it's inviting you to type something it. Try typing some of these lines in carefully, one by one. Press the "<text:span text:style-name="T2">return</text:span>" key after each line and see what happens. If you make a mistake before you press "return", use the "<text:span text:style-name="T2">backspace</text:span>" key to correct it. If you get an error message after you press "return", don't worry; try again (the python shell prints <text:span text:style-name="T1">error messages in red</text:span>, so that you can spot them easily).</text:p>
      <text:p text:style-name="Standard"/>
      <text:p text:style-name="P2">print ('hello')</text:p>
      <text:p text:style-name="P2">print (4 + 6)</text:p>
      <text:p text:style-name="P2">print ('hello' + 'children') # this is a comment - don't type it.</text:p>
      <text:p text:style-name="P2">print ('4' + '6')</text:p>
      <text:p text:style-name="P2">print (4 + 6)</text:p>
      <text:p text:style-name="P2">print ('4' + 6) <text:s text:c="13"/># this <text:span text:style-name="T2">will</text:span> give an error</text:p>
      <text:p text:style-name="P2">print (int('4') + 6)</text:p>
      <text:p text:style-name="P2">print ('4' + str(6))</text:p>
      <text:p text:style-name="Standard"/>
      <text:p text:style-name="Standard">Good. Now let's try our first (really simple) program:</text:p>
      <text:p text:style-name="Standard"/>
      <text:p text:style-name="P2">def greet():</text:p>
      <text:p text:style-name="P2"><text:s text:c="4"/>print ('I am named Walkers Crisps, what is your name?')</text:p>
      <text:p text:style-name="P2"><text:s text:c="4"/>a_name = input()</text:p>
      <text:p text:style-name="P2"><text:s text:c="4"/>print ("Hello " + a_name)</text:p>
      <text:p text:style-name="P2"><text:s text:c="4"/>if (a_name == 'Walkers Crips'):</text:p>
      <text:p text:style-name="P2"><text:s text:c="7"/>print ('What an amazing coincidence!')</text:p>
      <text:p text:style-name="P2"/>
      <text:p text:style-name="P3">Don't type it in yet! Read through it. There are some <text:span text:style-name="T2">braces</text:span>, <text:span text:style-name="T2">quotes</text:span> and <text:span text:style-name="T2">colons</text:span> and an <text:span text:style-name="T2">equals sign</text:span> ( ) ' := -- take a look and find them on the keyboard (shift 9, shift 0, quote is two along from L and looks as though it <text:s/>might be a comma. Colon is shift semi-colon, next to L. Equals is next to the backspace key). Also, notice that there are some spaces at the start of some lines. This is called "<text:span text:style-name="T2">indentation</text:span>" and Python will complain bitterly if you don't use it to keep your program neat and tidy. The good news is that IDLE will put that indentation in for you automatically. When you get to the end of the program, press "return" until you get back to the <text:s/>prompt ("&gt;&gt;&gt;", remember). <text:s/>OK, now type it in.</text:p>
      <text:p text:style-name="P3"/>
      <text:p text:style-name="P3">If you get all the way to the end and get back to the prompt, you can try your program out:</text:p>
      <text:p text:style-name="P2">greet()</text:p>
      <text:p text:style-name="P3"><text:soft-page-break/>You should see a message printed on the screen. Type in your name and press "return". Once you see the prompt again, your program has finished. You can run it again in exactly the same way. Try pretending that your name is Walkers Crips. Can you see what how program is working? What happens if you pretend that your name is walkers crips or WALKERS CRISPS?</text:p>
      <text:p text:style-name="P3"/>
      <text:p text:style-name="P3">The trouble with typing in programs in the Python Shell is that it's hard to fix a mistake if you don't spot it before you've pressed "return". Instead, we will open an "<text:span text:style-name="T2">editor window</text:span>" for entering our programs in:</text:p>
      <text:p text:style-name="P3"/>
      <text:p text:style-name="P3">In the Python Shell find the "<text:span text:style-name="T2">menu bar</text:span>" at the top and select <text:span text:style-name="T2">file</text:span> then <text:span text:style-name="T2">open </text:span><text:span text:style-name="T3">(this is normally written as </text:span><text:span text:style-name="T2">file-&gt;open –</text:span><text:span text:style-name="T3"> the right arrow indicates following first one menu then another). Now, use the </text:span><text:span text:style-name="T2">file dialogue</text:span><text:span text:style-name="T3"> to </text:span><text:span text:style-name="T2">navigate</text:span><text:span text:style-name="T3"> to the "S:" drive and then to the "code club" </text:span><text:span text:style-name="T2">folder</text:span><text:span text:style-name="T3"> then "python". Finally, select the </text:span><text:span text:style-name="T2">file</text:span><text:span text:style-name="T3"> py_bits_ <text:s text:c="3"/>.py</text:span></text:p>
      <text:p text:style-name="P4"/>
      <text:p text:style-name="P3"><text:span text:style-name="T3">Now you should have 2 windows. The old one still has the title "Python Shell". The new one, which we'll refer to as the "</text:span><text:span text:style-name="T2">editor window</text:span><text:span text:style-name="T3">" has a title something like "py_bits_ <text:s text:c="3"/>.py". You might want to move the windows so that they are side-by-side. Before you can type in one of the windows, you'll need to click in it with the left mouse button to </text:span><text:span text:style-name="T2">select</text:span><text:span text:style-name="T3"> the window.</text:span></text:p>
      <text:p text:style-name="P3"/>
      <text:p text:style-name="Standard">Notice that the text in the editor window is in different colours. The editor does that for you automatically. Let's run the <text:span text:style-name="T2">code</text:span>.</text:p>
      <text:p text:style-name="Standard"/>
      <text:p text:style-name="Standard">In the editor window find the menu bar and select Run-&gt;Run Module. Now select the Python Shell. It should be inviting you to type in your name. Follow the instructions printed in the Python Shell and see if you can look in the editor window and see each piece of code and what it does in the Python shell.</text:p>
      <text:p text:style-name="Standard"/>
      <text:p text:style-name="Standard">Eventually, you will get back to the <text:span text:style-name="T2">prompt</text:span>. Loading that file has left some programs for you to run. Try them out:</text:p>
      <text:p text:style-name="Standard"/>
      <text:p text:style-name="P2">who()</text:p>
      <text:p text:style-name="P2">dice()</text:p>
      <text:p text:style-name="P2">add_2(19)</text:p>
      <text:p text:style-name="P2">guess()</text:p>
      <text:p text:style-name="Standard"/>
      <text:p text:style-name="Standard">Notice that, as you type them in, little <text:span text:style-name="T2">tool tips</text:span> pop up to show you what sort of thing the Python Shell is expecting you to type.</text:p>
      <text:p text:style-name="Standard"/>
      <text:p text:style-name="Standard">Try making some changes to the <text:span text:style-name="T2">code</text:span> in the editor window and running it again with Run-&gt;Run Module. The editor will offer to save your program (say yes). If you get an error message, the Python Shell will tell you what line the error was on; go back and try to fix it and run the code again.</text:p>
      <text:p text:style-name="Standard"/>
      <text:p text:style-name="Standard">That's all for today. There were lots of new ideas here (I tried to use <text:span text:style-name="T2">bold text</text:span> for most of them). IF you got this far, and some of the code in the editor window make sense, you're doing really well! Next week we are going to use some of these ideas to draw some turtle graphics.</text:p>
      <text:p text:style-name="Standard"/>
      <text:p text:style-name="Standard"/>
      <text:p text:style-name="Standard">You can take this sheet home with you to read through again if you want to.</text:p>
      <text:p text:style-name="Standard"/>
      <text:p text:style-name="Standard">If you have access to a PC at home, you can download python from <text:a xlink:type="simple" xlink:href="http://www.python.org/">www.python.org</text:a> (select version 3.3.3 or 3.4.0). Learn more Python at <text:a xlink:type="simple" xlink:href="http://inventwithpython.com/chapters/">http://inventwithpython.com/chapters/</text:a> (online bo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1H15M42S</meta:editing-duration>
    <meta:editing-cycles>6</meta:editing-cycles>
    <meta:generator>OpenOffice.org/3.2$Linux OpenOffice.org_project/320m12$Build-9483</meta:generator>
    <dc:date>2014-02-11T19:46:08</dc:date>
    <meta:print-date>2014-01-28T22:57:32</meta:print-date>
    <meta:document-statistic meta:table-count="0" meta:image-count="0" meta:object-count="0" meta:page-count="2" meta:paragraph-count="40" meta:word-count="1025" meta:character-count="5455"/>
    <meta:user-defined meta:name="Info 1"/>
    <meta:user-defined meta:name="Info 2"/>
    <meta:user-defined meta:name="Info 3"/>
    <meta:user-defined meta:name="Info 4"/>
  </office:meta>
</office:document-meta>
</file>